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7e2" officeooo:paragraph-rsid="001b97e2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97e2" officeooo:paragraph-rsid="001da9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97e2" officeooo:paragraph-rsid="001b97e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97e2" officeooo:paragraph-rsid="001c056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7e2" officeooo:paragraph-rsid="001da98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b97e2" officeooo:paragraph-rsid="001b97e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da987"/>
    </style:style>
    <style:style style:name="T1" style:family="text">
      <style:text-properties officeooo:rsid="001c0560"/>
    </style:style>
    <style:style style:name="T2" style:family="text">
      <style:text-properties officeooo:rsid="001da987"/>
    </style:style>
    <style:style style:name="T3" style:family="text">
      <style:text-properties style:text-underline-style="solid" style:text-underline-width="auto" style:text-underline-color="font-color" fo:font-weight="bold" officeooo:rsid="001b97e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da98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c056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TÁCORA </text:p>
      <text:p text:style-name="P1"/>
      <text:p text:style-name="P2">Semana 1 <text:span text:style-name="T1">(25 en</text:span><text:span text:style-name="T2">e –</text:span><text:span text:style-name="T1"> 31 ene)</text:span>:</text:p>
      <text:p text:style-name="P3">- Reunión 1. Selección del tema para TFG (plugin para el scheduler de SLURM), fechas de entrega y defensa (junio 2021) e inicio de la planificación.</text:p>
      <text:p text:style-name="P3">- Creación del espacio de trabajo local.</text:p>
      <text:p text:style-name="P3">- Creación de repositorio en github (<text:a xlink:type="simple" xlink:href="https://github.com/dikata1106/Prioridades-en-planificador-de-trabajos-SLURM.git" text:style-name="Internet_20_link" text:visited-style-name="Visited_20_Internet_20_Link">https://github.com/dikata1106/Prioridades-en-planificador-de-trabajos-SLURM.git</text:a>) con el documento de inscripción en commit 0.</text:p>
      <text:p text:style-name="P5">- Creación del proyecto referido a la memoria en overleaf con plantilla inicial (<text:a xlink:type="simple" xlink:href="https://www.overleaf.com/read/jfwbzppksncf" text:style-name="Internet_20_link" text:visited-style-name="Visited_20_Internet_20_Link">https://www.overleaf.com/read/jfwbzppksncf</text:a>).</text:p>
      <text:p text:style-name="P4">- Creación del entorno de desarrollo y pruebas – dos maquinas virtuales con SO Ubuntu 20.04 x64 bits <text:span text:style-name="T1">en virtualbox </text:span><text:span text:style-name="T2">con instalación mínima y sofrware de terceros:</text:span></text:p>
      <text:p text:style-name="P4"><text:span text:style-name="T1"><text:tab/>Nombre – Ubuntu20.04_x64-slurmctld<text:tab/>Nombre – Ubuntu20.04_x64-slurmd</text:span></text:p>
      <text:p text:style-name="P4"><text:tab/><text:span text:style-name="T1">Disco virtual – VDI dinámico 15 GB<text:tab/>Disco virtual – VDI dinámico 15 GB</text:span></text:p>
      <text:p text:style-name="P4"><text:tab/><text:span text:style-name="T1">RAM – 1536 MB (1.5 GB)<text:tab/><text:tab/><text:tab/>RAM - </text:span><text:span text:style-name="T2">1</text:span><text:span text:style-name="T1">536 MB (1.5 GB)</text:span></text:p>
      <text:p text:style-name="P4"><text:span text:style-name="T1"><text:tab/>Usuario – Master<text:tab/><text:tab/><text:tab/><text:tab/>Usuario – Slave1</text:span></text:p>
      <text:p text:style-name="P4"><text:tab/><text:span text:style-name="T1">Contraseña – slurm<text:tab/><text:tab/><text:tab/><text:tab/>Contraseña – slurm</text:span></text:p>
      <text:p text:style-name="P2"/>
      <text:p text:style-name="P7"><text:span text:style-name="T3">Semana </text:span><text:span text:style-name="T4">2</text:span><text:span text:style-name="T3"> </text:span><text:span text:style-name="T5">(</text:span><text:span text:style-name="T4">01 feb –</text:span><text:span text:style-name="T5"> </text:span><text:span text:style-name="T4">07 feb)</text:span><text:span text:style-name="T3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03:47.526809189</meta:creation-date>
    <dc:date>2021-01-31T16:32:36.322523025</dc:date>
    <meta:editing-duration>PT6M38S</meta:editing-duration>
    <meta:editing-cycles>1</meta:editing-cycles>
    <meta:document-statistic meta:table-count="0" meta:image-count="0" meta:object-count="0" meta:page-count="1" meta:paragraph-count="13" meta:word-count="136" meta:character-count="962" meta:non-whitespace-character-count="813"/>
    <meta:generator>LibreOffice/6.4.6.2$Linux_X86_64 LibreOffice_project/40$Build-2</meta:generator>
  </office:meta>
</office:document-meta>
</file>